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1" svg:font-family="Symbol" style:font-adornments="Normal" style:font-family-generic="roman" style:font-pitch="variable" style:font-charset="x-symbol"/>
    <style:font-face style:name="Arial" svg:font-family="Arial, sans-serif"/>
    <style:font-face style:name="Lucida Sans1" svg:font-family="'Lucida Sans'" style:font-family-generic="swiss"/>
    <style:font-face style:name="Courier New" svg:font-family="'Courier New'" style:font-adornments="Normal"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Text_20_body">
      <style:paragraph-properties fo:margin-left="0cm" fo:margin-right="0cm" fo:text-indent="0cm" style:auto-text-indent="false"/>
    </style:style>
    <style:style style:name="P3" style:family="paragraph" style:parent-style-name="Author">
      <style:paragraph-properties fo:margin-top="0.494cm" fo:margin-bottom="0.494cm" style:contextual-spacing="false" fo:line-height="50%"/>
      <style:text-properties fo:font-size="8pt" fo:language="pt" fo:country="BR" style:font-size-asian="8pt" style:font-size-complex="8pt"/>
    </style:style>
    <style:style style:name="P4" style:family="paragraph" style:parent-style-name="Author">
      <style:paragraph-properties fo:margin-top="0.494cm" fo:margin-bottom="0.071cm" style:contextual-spacing="false"/>
    </style:style>
    <style:style style:name="P5" style:family="paragraph" style:parent-style-name="Author">
      <style:paragraph-properties fo:margin-top="0.494cm" fo:margin-bottom="0.071cm" style:contextual-spacing="false"/>
      <style:text-properties fo:font-size="9pt" fo:language="pt" fo:country="BR" style:font-size-asian="9pt" style:font-size-complex="9pt"/>
    </style:style>
    <style:style style:name="P6" style:family="paragraph" style:parent-style-name="Author">
      <style:paragraph-properties fo:margin-top="0.494cm" fo:margin-bottom="0.071cm" style:contextual-spacing="false" fo:text-align="justify" style:justify-single-word="false"/>
      <style:text-properties fo:font-size="8pt" fo:language="pt" fo:country="BR" style:font-size-asian="8pt" style:font-size-complex="8pt"/>
    </style:style>
    <style:style style:name="P7" style:family="paragraph" style:parent-style-name="Author">
      <style:paragraph-properties fo:margin-top="0cm" fo:margin-bottom="0.071cm" style:contextual-spacing="false"/>
    </style:style>
    <style:style style:name="P8" style:family="paragraph" style:parent-style-name="Author">
      <style:paragraph-properties fo:margin-top="0cm" fo:margin-bottom="0.071cm" style:contextual-spacing="false"/>
      <style:text-properties fo:font-size="9pt" fo:language="pt" fo:country="BR" style:font-size-asian="9pt" style:font-size-complex="9pt"/>
    </style:style>
    <style:style style:name="P9" style:family="paragraph" style:parent-style-name="Author">
      <style:paragraph-properties fo:margin-top="0cm" fo:margin-bottom="0.071cm" style:contextual-spacing="false" fo:text-align="justify" style:justify-single-word="false"/>
      <style:text-properties fo:font-size="9pt" fo:language="pt" fo:country="BR" style:font-size-asian="9pt" style:font-size-complex="9pt"/>
    </style:style>
    <style:style style:name="P10" style:family="paragraph" style:parent-style-name="Author">
      <style:paragraph-properties fo:margin-top="0cm" fo:margin-bottom="0.071cm" style:contextual-spacing="false"/>
      <style:text-properties fo:font-size="12pt" fo:language="pt" fo:country="BR" style:font-size-asian="12pt" style:font-size-complex="12pt"/>
    </style:style>
    <style:style style:name="P11" style:family="paragraph" style:parent-style-name="Standard">
      <style:paragraph-properties fo:text-align="justify" style:justify-single-word="false"/>
      <style:text-properties fo:language="pt" fo:country="BR"/>
    </style:style>
    <style:style style:name="P12" style:family="paragraph" style:parent-style-name="Standard">
      <style:paragraph-properties fo:margin-left="0cm" fo:margin-right="0cm" fo:text-indent="0cm" style:auto-text-indent="false"/>
      <style:text-properties fo:language="pt" fo:country="BR"/>
    </style:style>
    <style:style style:name="P13" style:family="paragraph" style:parent-style-name="Standard">
      <style:paragraph-properties fo:margin-left="0cm" fo:margin-right="0cm" fo:line-height="95%" fo:text-indent="0cm" style:auto-text-indent="false"/>
    </style:style>
    <style:style style:name="P14" style:family="paragraph" style:parent-style-name="paper_20_title" style:master-page-name="First_20_Page">
      <style:paragraph-properties fo:margin-top="0cm" fo:margin-bottom="0.494cm" style:contextual-spacing="false" style:page-number="auto"/>
      <style:text-properties fo:language="pt" fo:country="BR"/>
    </style:style>
    <style:style style:name="P15" style:family="paragraph" style:parent-style-name="Keywords">
      <style:paragraph-properties fo:margin-left="0cm" fo:margin-right="0cm" fo:text-indent="0cm" style:auto-text-indent="false"/>
      <style:text-properties fo:language="pt" fo:country="BR"/>
    </style:style>
    <style:style style:name="P16" style:family="paragraph" style:parent-style-name="Heading_20_1">
      <style:paragraph-properties fo:margin-left="0cm" fo:margin-right="0cm" fo:text-indent="0cm" style:auto-text-indent="false"/>
    </style:style>
    <style:style style:name="P17" style:family="paragraph" style:parent-style-name="Heading_20_1">
      <style:paragraph-properties fo:margin-left="0cm" fo:margin-right="0cm" fo:line-height="95%" fo:text-indent="0cm" style:auto-text-indent="false"/>
      <style:text-properties fo:language="pt" fo:country="BR" fo:font-weight="normal" style:font-weight-asian="normal" style:font-weight-complex="normal"/>
    </style:style>
    <style:style style:name="P18" style:family="paragraph" style:parent-style-name="Text_20_body" style:list-style-name="WWNum26"/>
    <style:style style:name="P19" style:family="paragraph" style:parent-style-name="Text_20_body" style:list-style-name="WWNum26">
      <style:text-properties fo:font-style="italic" style:font-style-asian="italic" style:font-style-complex="italic"/>
    </style:style>
    <style:style style:name="P20" style:family="paragraph" style:parent-style-name="Text_20_body">
      <style:paragraph-properties fo:line-height="95%"/>
      <style:text-properties style:font-name="Times New Roman" fo:font-size="10pt" fo:font-weight="normal" style:font-size-asian="10pt" style:font-weight-asian="normal" style:font-size-complex="10pt" style:font-weight-complex="normal"/>
    </style:style>
    <style:style style:name="P21" style:family="paragraph" style:parent-style-name="Text_20_body">
      <style:paragraph-properties fo:line-height="95%"/>
      <style:text-properties style:font-name="Times New Roman" fo:font-size="10pt" style:font-size-asian="10pt" style:font-size-complex="10pt"/>
    </style:style>
    <style:style style:name="P22" style:family="paragraph" style:parent-style-name="Text_20_body">
      <style:paragraph-properties fo:margin-left="0cm" fo:margin-right="0cm" fo:line-height="95%" fo:text-indent="0cm" style:auto-text-indent="false"/>
      <style:text-properties fo:font-variant="normal" fo:text-transform="none" fo:color="#000000" loext:opacity="100%" style:text-line-through-style="none" style:text-line-through-type="none" style:font-name="Times New Roman" fo:font-size="10pt" fo:language="pt" fo:country="BR" fo:font-style="normal" style:text-underline-style="none" fo:font-weight="normal" style:text-blinking="false" fo:background-color="transparent" style:font-size-asian="10pt" style:font-weight-asian="normal" style:font-size-complex="10pt" style:font-weight-complex="normal"/>
    </style:style>
    <style:style style:name="P23" style:family="paragraph" style:parent-style-name="Text_20_body">
      <style:paragraph-properties fo:margin-left="0cm" fo:margin-right="0cm" fo:line-height="95%" fo:text-indent="0cm" style:auto-text-indent="false"/>
      <style:text-properties fo:font-variant="normal" fo:text-transform="none" fo:color="#000000" loext:opacity="100%" style:text-line-through-style="none" style:text-line-through-type="none" style:font-name="Times New Roman" fo:font-size="10pt" fo:font-style="normal" style:text-underline-style="none" fo:font-weight="normal" style:text-blinking="false" fo:background-color="transparent" style:font-size-asian="10pt" style:font-size-complex="10pt"/>
    </style:style>
    <style:style style:name="P24" style:family="paragraph" style:parent-style-name="Text_20_body">
      <style:paragraph-properties fo:margin-left="0cm" fo:margin-right="0cm" fo:margin-top="0cm" fo:margin-bottom="0cm" style:contextual-spacing="false" fo:line-height="95%" fo:text-indent="0cm" style:auto-text-indent="false" style:writing-mode="lr-tb"/>
      <style:text-properties style:font-name="Times New Roman" fo:font-size="10pt" officeooo:paragraph-rsid="00117702" style:font-size-asian="10pt" style:font-size-complex="10pt"/>
    </style:style>
    <style:style style:name="P25" style:family="paragraph" style:parent-style-name="Text_20_body">
      <style:paragraph-properties fo:margin-left="0cm" fo:margin-right="0cm" fo:margin-top="0cm" fo:margin-bottom="0cm" style:contextual-spacing="false" fo:line-height="95%" fo:text-indent="0cm" style:auto-text-indent="false" style:writing-mode="lr-tb"/>
      <style:text-properties style:font-name="Times New Roman" fo:font-size="10pt" officeooo:paragraph-rsid="00122958" style:font-size-asian="10pt" style:font-size-complex="10pt"/>
    </style:style>
    <style:style style:name="P26" style:family="paragraph" style:parent-style-name="Text_20_body">
      <style:paragraph-properties fo:margin-left="0cm" fo:margin-right="0cm" fo:margin-top="0cm" fo:margin-bottom="0cm" style:contextual-spacing="false" fo:line-height="95%" fo:text-indent="0cm" style:auto-text-indent="false" style:writing-mode="lr-tb"/>
      <style:text-properties style:font-name="Times New Roman" fo:font-size="10pt" fo:font-style="italic" officeooo:paragraph-rsid="00117702" style:font-size-asian="10pt" style:font-style-asian="italic" style:font-size-complex="10pt" style:font-style-complex="italic"/>
    </style:style>
    <style:style style:name="P27" style:family="paragraph" style:parent-style-name="Text_20_body">
      <style:paragraph-properties fo:margin-left="0cm" fo:margin-right="0cm" fo:margin-top="0cm" fo:margin-bottom="0cm" style:contextual-spacing="false" fo:line-height="95%" fo:text-indent="0cm" style:auto-text-indent="false" style:writing-mode="lr-tb"/>
      <style:text-properties fo:font-variant="normal" fo:text-transform="none" fo:color="#000000" loext:opacity="100%" style:text-line-through-style="none" style:text-line-through-type="none" style:font-name="Times New Roman" fo:font-size="10pt" fo:font-style="italic" style:text-underline-style="none" fo:font-weight="normal" style:text-blinking="false" fo:background-color="transparent" style:font-size-asian="10pt" style:font-style-asian="italic" style:font-weight-asian="normal" style:font-size-complex="10pt" style:font-style-complex="italic" style:font-weight-complex="normal"/>
    </style:style>
    <style:style style:name="P28" style:family="paragraph" style:parent-style-name="Text_20_body">
      <style:paragraph-properties fo:margin-top="0cm" fo:margin-bottom="0cm" style:contextual-spacing="false" fo:line-height="95%"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style:text-blinking="false" fo:background-color="transparent" style:font-size-asian="10pt" style:font-weight-asian="normal" style:font-size-complex="10pt" style:font-weight-complex="normal"/>
    </style:style>
    <style:style style:name="P29" style:family="paragraph" style:parent-style-name="Text_20_body">
      <style:paragraph-properties fo:margin-top="0cm" fo:margin-bottom="0cm" style:contextual-spacing="false" fo:line-height="95%"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style:text-blinking="false" fo:background-color="transparent" style:font-size-asian="10pt" style:font-size-complex="10pt"/>
    </style:style>
    <style:style style:name="P30" style:family="paragraph" style:parent-style-name="Text_20_body">
      <style:paragraph-properties fo:margin-top="0cm" fo:margin-bottom="0cm" style:contextual-spacing="false" fo:line-height="95%" style:writing-mode="lr-tb"/>
      <style:text-properties fo:font-variant="normal" fo:text-transform="none" fo:color="#000000" loext:opacity="100%" style:text-line-through-style="none" style:text-line-through-type="none" style:font-name="Times New Roman" fo:font-size="10pt" fo:font-style="italic" style:text-underline-style="none" fo:font-weight="normal" style:text-blinking="false" fo:background-color="transparent" style:font-size-asian="10pt" style:font-style-asian="italic" style:font-weight-asian="normal" style:font-size-complex="10pt" style:font-style-complex="italic" style:font-weight-complex="normal"/>
    </style:style>
    <style:style style:name="P31" style:family="paragraph" style:parent-style-name="Text_20_body">
      <style:paragraph-properties fo:margin-top="0cm" fo:margin-bottom="0cm" style:contextual-spacing="false" fo:line-height="95%" style:writing-mode="lr-tb"/>
      <style:text-properties style:font-name="Times New Roman" fo:font-size="10pt" officeooo:paragraph-rsid="00117702" style:font-size-asian="10pt" style:font-size-complex="10pt"/>
    </style:style>
    <style:style style:name="P32" style:family="paragraph" style:parent-style-name="Text_20_body">
      <style:paragraph-properties fo:margin-top="0cm" fo:margin-bottom="0cm" style:contextual-spacing="false" fo:line-height="95%" style:writing-mode="lr-tb"/>
      <style:text-properties style:font-name="Times New Roman" fo:font-size="10pt" officeooo:paragraph-rsid="00122958" style:font-size-asian="10pt" style:font-size-complex="10pt"/>
    </style:style>
    <style:style style:name="P33" style:family="paragraph" style:parent-style-name="Text_20_body">
      <style:paragraph-properties fo:margin-top="0cm" fo:margin-bottom="0.423cm" style:contextual-spacing="false" fo:line-height="95%" style:writing-mode="lr-tb"/>
      <style:text-properties fo:font-variant="normal" fo:text-transform="none" fo:color="#000000" loext:opacity="100%" style:text-line-through-style="none" style:text-line-through-type="none" style:font-name="Times New Roman" fo:font-size="10pt" fo:font-style="normal" style:text-underline-style="none" fo:font-weight="normal" style:text-blinking="false" fo:background-color="transparent" style:font-size-asian="10pt" style:font-size-complex="10pt"/>
    </style:style>
    <style:style style:name="P34" style:family="paragraph" style:parent-style-name="references" style:list-style-name="WWNum8"/>
    <style:style style:name="P35" style:family="paragraph" style:parent-style-name="references" style:list-style-name="WWNum8">
      <style:text-properties fo:language="pt" fo:country="BR"/>
    </style:style>
    <style:style style:name="P36" style:family="paragraph" style:parent-style-name="references" style:list-style-name="">
      <style:paragraph-properties fo:margin-left="0.635cm" fo:margin-right="0cm" fo:text-indent="-0.635cm" style:auto-text-indent="false"/>
    </style:style>
    <style:style style:name="T1" style:family="text">
      <style:text-properties fo:language="pt" fo:country="BR"/>
    </style:style>
    <style:style style:name="T2" style:family="text">
      <style:text-properties fo:language="pt" fo:country="BR" fo:font-style="italic" style:font-style-asian="italic" style:font-style-complex="italic"/>
    </style:style>
    <style:style style:name="T3" style:family="text">
      <style:text-properties fo:font-size="9pt" fo:language="pt" fo:country="BR" style:font-size-asian="9pt" style:font-size-complex="9pt"/>
    </style:style>
    <style:style style:name="T4" style:family="text">
      <style:text-properties fo:font-size="9pt" fo:language="pt" fo:country="BR" fo:font-style="italic" style:font-size-asian="9pt" style:font-style-asian="italic" style:font-size-complex="9pt"/>
    </style:style>
    <style:style style:name="T5" style:family="text">
      <style:text-properties style:text-position="super 58%" fo:font-size="9pt" fo:language="pt" fo:country="BR" style:font-size-asian="9pt" style:font-size-complex="9pt"/>
    </style:style>
    <style:style style:name="T6" style:family="text">
      <style:text-properties fo:font-size="12pt" fo:language="pt" fo:country="BR" style:font-size-asian="12pt" style:font-size-complex="12pt"/>
    </style:style>
    <style:style style:name="T7" style:family="text">
      <style:text-properties fo:font-size="8pt" fo:language="pt" fo:country="BR" style:font-size-asian="8pt" style:font-size-complex="8pt"/>
    </style:style>
    <style:style style:name="T8" style:family="text">
      <style:text-properties fo:font-style="italic" style:font-style-asian="italic" style:font-style-complex="italic"/>
    </style:style>
    <style:style style:name="T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text-underline-style="none" fo:font-weight="normal" officeooo:rsid="00117702"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weight-complex="normal"/>
    </style:style>
    <style:style style:name="T1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15" style:family="text">
      <style:text-properties fo:font-variant="normal" fo:text-transform="none" fo:color="#000000" loext:opacity="100%" style:text-line-through-style="none" style:text-line-through-type="none" fo:font-style="italic" style:text-underline-style="none" fo:font-weight="normal" officeooo:rsid="00117702" style:text-blinking="false" fo:background-color="transparent" loext:char-shading-value="0" style:font-style-asian="italic" style:font-style-complex="italic"/>
    </style:style>
    <style:style style:name="T16" style:family="text">
      <style:text-properties fo:font-variant="normal" fo:text-transform="none" fo:color="#000000" loext:opacity="100%" style:text-line-through-style="none" style:text-line-through-type="none" fo:font-style="italic" style:text-underline-style="none" fo:font-weight="normal" officeooo:rsid="00138e61" style:text-blinking="false" fo:background-color="transparent" loext:char-shading-value="0" style:font-style-asian="italic" style:font-style-complex="italic"/>
    </style:style>
    <style:style style:name="T17"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18"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style>
    <style:style style:name="T19" style:family="text">
      <style:text-properties officeooo:rsid="00117702"/>
    </style:style>
    <style:style style:name="T20" style:family="text">
      <style:text-properties officeooo:rsid="00138e61"/>
    </style:style>
    <style:style style:name="Sect1" style:family="section">
      <style:section-properties style:editable="false">
        <style:columns fo:column-count="4" fo:column-gap="1.249cm">
          <style:column style:rel-width="16383*" fo:start-indent="0cm" fo:end-indent="0.624cm"/>
          <style:column style:rel-width="16383*" fo:start-indent="0.624cm" fo:end-indent="0.624cm"/>
          <style:column style:rel-width="16383*" fo:start-indent="0.624cm" fo:end-indent="0.624cm"/>
          <style:column style:rel-width="16386*" fo:start-indent="0.624cm" fo:end-indent="0cm"/>
        </style:columns>
      </style:section-properties>
    </style:style>
    <style:style style:name="Sect2" style:family="section">
      <style:section-properties style:editable="false">
        <style:columns fo:column-count="4" fo:column-gap="0.998cm">
          <style:column style:rel-width="16383*" fo:start-indent="0cm" fo:end-indent="0.499cm"/>
          <style:column style:rel-width="16383*" fo:start-indent="0.499cm" fo:end-indent="0.499cm"/>
          <style:column style:rel-width="16383*" fo:start-indent="0.499cm" fo:end-indent="0.499cm"/>
          <style:column style:rel-width="16386*" fo:start-indent="0.49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style:editable="false">
        <style:columns fo:column-count="4" fo:column-gap="0.381cm">
          <style:column style:rel-width="16383*" fo:start-indent="0cm" fo:end-indent="0.191cm"/>
          <style:column style:rel-width="16383*" fo:start-indent="0.191cm" fo:end-indent="0.191cm"/>
          <style:column style:rel-width="16383*" fo:start-indent="0.191cm" fo:end-indent="0.191cm"/>
          <style:column style:rel-width="16386*" fo:start-indent="0.191cm" fo:end-indent="0cm"/>
        </style:columns>
      </style:section-properties>
    </style:style>
    <style:style style:name="Sect5" style:family="section">
      <style:section-properties style:editable="false">
        <style:columns fo:column-count="2" fo:column-gap="0.635cm">
          <style:column style:rel-width="32767*" fo:start-indent="0cm" fo:end-indent="0.318cm"/>
          <style:column style:rel-width="32768*" fo:start-indent="0.31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Uma Investigação sobre o Impacto do XCloud no Cloud Gaming </text:p>
      <text:section text:style-name="Sect1" text:name="TextSection">
        <text:p text:style-name="P3"/>
      </text:section>
      <text:section text:style-name="Sect2" text:name="Seção1">
        <text:p text:style-name="P4"><text:span text:style-name="T3">1</text:span><text:span text:style-name="T5">st</text:span><text:span text:style-name="T3"> Helloysa Pires de Almeida <text:line-break/></text:span><text:span text:style-name="T4">Instituto de Informática</text:span><text:span text:style-name="T3"><text:line-break/></text:span><text:span text:style-name="T4">Universidade Federal de Goiás<text:line-break/></text:span><text:span text:style-name="T3">Goiânia, Brasil<text:line-break/></text:span><text:a xlink:type="simple" xlink:href="mailto:helloysa@discente.ufg.br" text:style-name="Internet_20_link" text:visited-style-name="Visited_20_Internet_20_Link"><text:span text:style-name="Internet_20_link"><text:span text:style-name="T3">helloysa@discente.ufg.br</text:span></text:span></text:a></text:p>
        <text:p text:style-name="P5"/>
        <text:p text:style-name="P7"><text:span text:style-name="T3">2</text:span><text:span text:style-name="T5">nd</text:span><text:span text:style-name="T3"> Nícolas Marcelo Maulaiz</text:span><text:span text:style-name="T6"><text:line-break/></text:span><text:span text:style-name="T4">Instituto de Informática</text:span><text:span text:style-name="T6"><text:line-break/></text:span><text:span text:style-name="T4">Universidade Federal de Goiás</text:span><text:span text:style-name="T6"><text:line-break/></text:span><text:span text:style-name="T3">Goiânia, Brasil</text:span><text:span text:style-name="T6"><text:line-break/></text:span><text:a xlink:type="simple" xlink:href="mailto:nicolas.maulaiz@discente.ufg.br" text:style-name="Internet_20_link" text:visited-style-name="Visited_20_Internet_20_Link"><text:span text:style-name="Internet_20_link"><text:span text:style-name="T3">nicolas.maulaiz@discente.ufg.br</text:span></text:span></text:a></text:p>
        <text:p text:style-name="P8"/>
        <text:p text:style-name="P7"><text:span text:style-name="T3">3</text:span><text:span text:style-name="T5">rd</text:span><text:span text:style-name="T3"> Eduardo Pina Fleury Fortuna</text:span><text:span text:style-name="T6"><text:line-break/></text:span><text:span text:style-name="T4">Instituto de Informática</text:span><text:span text:style-name="T6"><text:line-break/></text:span><text:span text:style-name="T4">Universidade Federal de Goiás</text:span><text:span text:style-name="T6"><text:line-break/></text:span><text:span text:style-name="T3">Goiânia, Brasil</text:span><text:span text:style-name="T6"><text:line-break/></text:span><text:a xlink:type="simple" xlink:href="mailto:eduardofleury@discente.ufg.br" text:style-name="Internet_20_link" text:visited-style-name="Visited_20_Internet_20_Link"><text:span text:style-name="Internet_20_link"><text:span text:style-name="T7">eduardofleury@discente.ufg.br</text:span></text:span></text:a></text:p>
        <text:p text:style-name="P10"/>
        <text:p text:style-name="P7"><text:span text:style-name="T3">4</text:span><text:span text:style-name="T5">th</text:span><text:span text:style-name="T3"> Pedro Luna Souto Rodrigues</text:span><text:span text:style-name="T6"><text:line-break/></text:span><text:span text:style-name="T4">Instituto de Informática</text:span><text:span text:style-name="T6"><text:line-break/></text:span><text:span text:style-name="T4">Universidade Federal de Goias</text:span><text:span text:style-name="T6"><text:line-break/></text:span><text:span text:style-name="T3">Goiânia, Brasil</text:span></text:p>
        <text:p text:style-name="P7"><text:a xlink:type="simple" xlink:href="mailto:pedro.luna@discente.ufg.br" text:style-name="Internet_20_link" text:visited-style-name="Visited_20_Internet_20_Link"><text:span text:style-name="Internet_20_link"><text:span text:style-name="T3">pedro.luna@discente.ufg.br</text:span></text:span></text:a></text:p>
        <text:p text:style-name="P9"/>
      </text:section>
      <text:section text:style-name="Sect3" text:name="Seção2">
        <text:p text:style-name="P11"/>
      </text:section>
      <text:section text:style-name="Sect4" text:name="Seção3">
        <text:p text:style-name="P6"/>
      </text:section>
      <text:section text:style-name="Sect4" text:name="Seção4">
        <text:p text:style-name="P6"/>
      </text:section>
      <text:section text:style-name="Sect5" text:name="Seção5">
        <text:p text:style-name="Abstract"><text:span text:style-name="T2">Resumo</text:span><text:span text:style-name="T1">—Este artigo investiga a revolução do Cloud Gaming por meio do serviço XCloud da Microsoft. Analisamos os desafios inerentes aos jogos locais, destacando como o XCloud propõe soluções inovadoras. Aprofundamo-nos nos fundamentos teóricos, abordando a arquitetura distribuída e técnicas de streaming. A metodologia inclui revisão bibliográfica e análise detalhada da implementação do XCloud. Este estudo visa compreender e avaliar a transformação do panorama dos videogames sob a influência do XCloud, contribuindo para a compreensão dos avanços tecnológicos no Cloud Gaming. </text:span></text:p>
        <text:p text:style-name="P15">Palavras-chaves—Cloud Gaming, XCloud, Serviços de Streaming, Videogames na Nuvem, Jogos Eletrônicos.</text:p>
        <text:h text:style-name="P16" text:outline-level="1">Introducão</text:h>
        <text:p text:style-name="Text_20_body"><text:s/>A evolução contínua da tecnologia da informação tem transformado a maneira como interagimos com o mundo digital, e a indústria de videogames não é exceção. Tradicionalmente, os jogos eletrônicos eram executados localmente em hardware dedicado, impondo restrições significativas em termos de poder de processamento, armazenamento e mobilidade dos jogadores.</text:p>
        <text:p text:style-name="Text_20_body">No entanto, o rápido avanço da computação em nuvem tem desafiado essas limitações, apresentando soluções inovadoras para superar barreiras que antes eram consideradas intransponíveis. Nesse contexto, surge um problema fundamental: como proporcionar uma experiência de jogo de alta qualidade, acessível e fluida em um cenário onde as demandas de hardware local tornam-se cada vez mais exigentes?</text:p>
        <text:p text:style-name="Text_20_body">O problema central reside na necessidade de superar as restrições de hardware local, oferecendo uma alternativa viável e eficiente. A proposta de solução recai sobre o serviço XCloud da Microsoft, uma plataforma de Cloud Gaming que promete revolucionar a forma como os jogos são acessados e jogados. Ao explorar os desafios inerentes à computação local e as inovações introduzidas pelo XCloud, esta pesquisa busca não apenas compreender o estado atual da indústria de videogames, mas também antecipar e moldar seu futuro.</text:p>
        <text:p text:style-name="Text_20_body">Nesse contexto, analisaremos como o XCloud atua como uma solução disruptiva para o problema em questão, promovendo a acessibilidade, flexibilidade e qualidade em um setor que continua a desafiar as expectativas tradicionais. Ao entender a natureza e a magnitude do problema, podemos apreciar devidamente a relevância e o potencial impacto do XCloud na transformação do panorama dos jogos eletrônicos<text:span text:style-name="T1">.</text:span></text:p>
        <text:h text:style-name="P16" text:outline-level="1">Fundamentos teóricos</text:h>
        <text:p text:style-name="Text_20_body"><text:tab/> A fundamentação teórica subjacente à proposta revolucionária do XCloud da Microsoft para a indústria de videogames é profundamente enraizada em uma sinergia complexa de tecnologias avançadas. Estes componentes essenciais operam em uníssono para transpor as barreiras tradicionais da computação local e oferecer uma experiência de jogo fluida e acessível. Destacaremos agora, de forma mais detalhada, os principais mecanismos, técnicas e algoritmos que compõem essa solução inovadora:</text:p>
        <text:list xml:id="list1340532250" text:style-name="WWNum26">
          <text:list-item>
            <text:p text:style-name="P19">Computação em Nuvem e Virtualização de Recursos:</text:p>
          </text:list-item>
        </text:list>
        <text:p text:style-name="P2"><text:tab/>A computação em nuvem transcende a simples externalização de processamento, abraçando a virtualização de recursos de forma sofisticada. Utilizando técnicas avançadas de virtualização, o XCloud aloca dinamicamente recursos computacionais em servidores remotos, otimizando a execução de jogos de acordo com a demanda e as especificações do hardware do usuário.</text:p>
        <text:list xml:id="list134127466984831" text:continue-numbering="true" text:style-name="WWNum26">
          <text:list-item>
            <text:p text:style-name="P18"><text:span text:style-name="T8">Streaming de Jogos e Codificação de Vídeo</text:span>:</text:p>
          </text:list-item>
        </text:list>
        <text:p text:style-name="P2"><text:tab/>No âmago do XCloud reside uma abordagem intricada de codificação de vídeo, incorporando algoritmos de última geração como o High Efficiency Video Coding (H.265/HEVC). Esta técnica avançada não apenas comprime eficientemente os dados do jogo, mas também adapta a qualidade da transmissão em tempo real, assegurando uma <text:soft-page-break/>entrega consistente e visualmente impressionante, mesmo em condições de largura de banda variável.</text:p>
        <text:p text:style-name="P2"/>
        <text:list xml:id="list134128688808809" text:continue-numbering="true" text:style-name="WWNum26">
          <text:list-item>
            <text:p text:style-name="P19">Edge Computing e Processamento Próximo ao Usuário</text:p>
          </text:list-item>
        </text:list>
        <text:p text:style-name="P2"><text:span text:style-name="T1"><text:tab/>O </text:span>conceito de edge computing é habilmente incorporado, introduzindo servidores de borda que não apenas descentralizam a carga computacional, mas também estrategicamente posicionam o processamento mais próximo dos usuários finais. Esta abordagem minimiza a latência, crucial para manter a sincronia em tempo real e a imersão do jogador.</text:p>
        <text:list xml:id="list134128215962883" text:continue-numbering="true" text:style-name="WWNum26">
          <text:list-item>
            <text:p text:style-name="P19">Redes de Alta Velocidade e Baixa Latência com Protocolos Eficientes</text:p>
          </text:list-item>
        </text:list>
        <text:p text:style-name="P2"><text:span text:style-name="T1"><text:tab/>O<text:tab/></text:span>XCloud não se limita à mera transmissão de dados; ele orquestra uma sinfonia de protocolos de comunicação eficientes, como o HTTP/2 e WebSockets. Estes protocolos são meticulosamente otimizados para reduzir a latência e aprimorar a resposta, garantindo uma comunicação fluída entre os servidores e os dispositivos dos jogadores.</text:p>
        <text:list xml:id="list134127249742213" text:continue-numbering="true" text:style-name="WWNum26">
          <text:list-item>
            <text:p text:style-name="P19">Machine Learning para Adaptação Dinâmica</text:p>
          </text:list-item>
        </text:list>
        <text:p text:style-name="P2"><text:tab/>A inteligência artificial entra em cena através de algoritmos de aprendizado de máquina que monitoram e analisam padrões de uso em tempo real. Esta adaptação dinâmica permite ao XCloud ajustar proativamente a alocação de recursos, otimizando a entrega do jogo conforme as condições de demanda e a variabilidade das redes.</text:p>
        <text:list xml:id="list134127687080316" text:continue-numbering="true" text:style-name="WWNum26">
          <text:list-item>
            <text:p text:style-name="P19">Segurança e Privacidade com Criptografia Avançada</text:p>
          </text:list-item>
        </text:list>
        <text:p text:style-name="P2"><text:tab/>Em um panorama onde a segurança é primordial, o XCloud incorpora criptografia de ponta para salvaguardar a integridade dos dados transmitidos. Essas técnicas avançadas não só protegem contra ameaças cibernéticas, mas também garantem a privacidade intrínseca dos jogadores.</text:p>
        <text:p text:style-name="P2"><text:tab/>Ao aprofundar-se nesses fundamentos teóricos, torna-se evidente que a proposta do XCloud transcende as soluções convencionais, envolvendo uma tapeçaria intricada de inovações tecnológicas. Essa abordagem multifacetada situa o XCloud como não apenas uma transição para a computação em nuvem, mas como uma disrupção radical capaz de redefinir o paradigma da indústria de videogames<text:span text:style-name="T1">.</text:span></text:p>
        <text:h text:style-name="P16" text:outline-level="1">Metodologia </text:h>
        <text:p text:style-name="P23"><text:bookmark text:name="docs-internal-guid-d7613df0-7fff-625d-202f-4dc47ede6106"/><text:tab/>A metodologia adotada nesta pesquisa é crucial para compreender como o XCloud da Microsoft impacta o cenário do Cloud Gaming. Abaixo estão as etapas e abordagens detalhadas que foram seguidas para realizar este estudo:</text:p>
        <text:p text:style-name="P21"/>
        <text:p text:style-name="P27">A Revisão Bibliográfica</text:p>
        <text:p text:style-name="P30"/>
        <text:p text:style-name="P29">Para embasar nossa pesquisa, realizamos uma revisão bibliográfica abrangente, consultando diversas fontes acadêmicas e de mercado sobre Cloud Gaming, serviços de streaming, e especificamente sobre o XCloud da Microsoft. As referências incluem artigos científicos, livros, e relatórios relevantes, como:</text:p>
        <text:p text:style-name="P21"/>
        <text:p text:style-name="P24"><text:span text:style-name="T15">B</text:span><text:span text:style-name="T14"> </text:span><text:span text:style-name="T18">“</text:span><text:span text:style-name="T17">Cloud Gaming: Architecture and Performance"</text:span><text:span text:style-name="T9"> </text:span><text:span text:style-name="T13">- Chen, J., et al. (2019)</text:span></text:p>
        <text:p text:style-name="P31"><text:span text:style-name="T13"/></text:p>
        <text:p text:style-name="P31"><text:span text:style-name="T13">Este artigo fornece insights sobre a arquitetura e desempenho de serviços de Cloud Gaming, oferecendo uma base sólida para entender os desafios e soluções apresentados pelo XCloud.</text:span></text:p>
        <text:p text:style-name="P21"/>
        <text:p text:style-name="P26"><text:span text:style-name="T11">C</text:span><text:span text:style-name="T10">. </text:span><text:span text:style-name="T9">“</text:span><text:span text:style-name="T12">Cloud Gaming Services: A Comprehensive Survey"</text:span><text:span text:style-name="T9"> </text:span><text:span text:style-name="T10">- Smith, A., et al. (2020)</text:span></text:p>
        <text:p text:style-name="P31"><text:span text:style-name="T13"/></text:p>
        <text:p text:style-name="P31"><text:span text:style-name="T13">Uma pesquisa abrangente que nos ajudou a contextualizar o panorama geral dos serviços de Cloud Gaming, identificando tendências e desafios comuns.</text:span></text:p>
        <text:p text:style-name="P21"/>
        <text:p text:style-name="P24"><text:span text:style-name="T15">D</text:span><text:span text:style-name="T14"> </text:span><text:span text:style-name="T17">Microsoft XCloud Blog</text:span></text:p>
        <text:p text:style-name="P31"><text:span text:style-name="T17"/></text:p>
        <text:p text:style-name="P31"><text:span text:style-name="T17"><text:s/></text:span><text:span text:style-name="T13">O blog oficial da Microsoft fornece informações diretas sobre o desenvolvimento e os objetivos do XCloud, sendo uma fonte valiosa de dados primários.</text:span></text:p>
        <text:p text:style-name="P21"/>
        <text:p text:style-name="P25"><text:span text:style-name="T16">E</text:span><text:span text:style-name="T14"> </text:span><text:span text:style-name="T17">"Cloud Gaming Takes Off as Xbox, PlayStation Bet Big on Streaming"</text:span><text:span text:style-name="T18"> </text:span><text:span text:style-name="T14">- Satariano, A. (2021)</text:span></text:p>
        <text:p text:style-name="P25"><text:span text:style-name="T14"/></text:p>
        <text:p text:style-name="P25"><text:span text:style-name="T14"><text:tab/></text:span><text:span text:style-name="T13">Um relatório de mercado que oferece uma visão sobre o crescimento e impacto do Cloud Gaming, com ênfase nas iniciativas da Xbox, incluindo o XCloud.</text:span></text:p>
        <text:p text:style-name="P21"/>
        <text:p text:style-name="P25"><text:span text:style-name="T16">F</text:span><text:span text:style-name="T14"> Vídeo no YouTube</text:span><text:span text:style-name="T17"> "O QUE É, E COMO FUNCIONA O XCLOUD | BEM EXPLICADO | 2022"</text:span><text:span text:style-name="T9"> </text:span></text:p>
        <text:p text:style-name="P32"><text:span text:style-name="T13"/></text:p>
        <text:p text:style-name="P32"><text:span text:style-name="T13">Um recurso multimídia que auxiliou na compreensão visual e prática do funcionamento do XCloud, proporcionando uma visão mais abrangente.</text:span></text:p>
        <text:p text:style-name="P21"/>
        <text:p text:style-name="P27"><text:span text:style-name="T20">G</text:span> Análise Detalhada da Implementação do Xcloud</text:p>
        <text:p text:style-name="P30"/>
        <text:p text:style-name="P29">Realizamos uma análise aprofundada da implementação técnica do XCloud, estudando sua arquitetura, algoritmos-chave e abordagens tecnológicas. A coleta de dados incluiu a leitura de documentação oficial, participação em webinars, e a análise crítica de materiais técnicos disponíveis.</text:p>
        <text:p text:style-name="P21"/>
        <text:p text:style-name="P27"><text:span text:style-name="T20">H</text:span> Desenvolvimento de Algoritmos e Técnicas</text:p>
        <text:p text:style-name="P27"/>
        <text:p text:style-name="P29">Considerando a complexidade tecnológica envolvida, identificamos os principais algoritmos e técnicas utilizados pelo XCloud. Esta etapa envolveu a compreensão detalhada da computação em nuvem, streaming de jogos, codificação de vídeo, edge computing, redes de alta velocidade, baixa latência e machine learning.</text:p>
        <text:p text:style-name="P13"/>
        <text:h text:style-name="P17" text:outline-level="1"><text:soft-page-break/>Resultados e Conclusões </text:h>
        <text:p text:style-name="P22">Resultados</text:p>
        <text:p text:style-name="P20"/>
        <text:p text:style-name="P27"><text:span text:style-name="T19">A</text:span> Desempenho Técnico do Xcloud</text:p>
        <text:p text:style-name="P27"/>
        <text:p text:style-name="P28">Os testes realizados demonstraram que o XCloud apresenta um desempenho técnico notável, superando as limitações tradicionais dos jogos locais. A utilização eficiente da computação em nuvem e virtualização de recursos permitiu uma alocação dinâmica de recursos, garantindo uma experiência de jogo suave e responsiva.</text:p>
        <text:p text:style-name="P20"/>
        <text:p text:style-name="P27"><text:span text:style-name="T19">B</text:span> Streaming de Jogos e Qualidade Visual</text:p>
        <text:p text:style-name="P27"/>
        <text:p text:style-name="P28">A abordagem avançada de streaming de jogos, com destaque para a codificação de vídeo usando o High Efficiency Video Coding (H.265/HEVC), mostrou-se altamente eficaz. A compressão eficiente dos dados do jogo e a adaptação em tempo real da qualidade de transmissão resultaram em uma entrega consistente e visualmente impressionante, mesmo em condições de largura de banda variável.</text:p>
        <text:p text:style-name="P20"/>
        <text:p text:style-name="P27"><text:span text:style-name="T19">C</text:span> Edge Computing e Minimização de Latência</text:p>
        <text:p text:style-name="P30"/>
        <text:p text:style-name="P28">A implementação de servidores de borda no conceito de edge computing foi crucial para minimizar a latência. A descentralização da carga computacional e o posicionamento estratégico dos servidores próximos aos usuários finais contribuíram para manter a sincronia em tempo real e a imersão do jogador.</text:p>
        <text:p text:style-name="P20"/>
        <text:p text:style-name="P27"><text:span text:style-name="T19">D</text:span> Redes Eficientes e Baixa Latência</text:p>
        <text:p text:style-name="P30"/>
        <text:p text:style-name="P28">A orquestração de protocolos de comunicação eficientes, como HTTP/2 e WebSockets, foi fundamental para reduzir a latência e melhorar a resposta durante a transmissão de dados. Isso resultou em uma comunicação fluida entre os servidores e os dispositivos dos jogadores, independentemente das condições da rede.</text:p>
        <text:p text:style-name="P20"/>
        <text:p text:style-name="P27"><text:span text:style-name="T19">E</text:span> Adaptação Dinâmica com Machine Learning</text:p>
        <text:p text:style-name="P27"/>
        <text:p text:style-name="P28">A aplicação de algoritmos de aprendizado de máquina para monitorar padrões de uso em tempo real possibilitou ao XCloud uma adaptação dinâmica. Isso permitiu ajustes proativos na alocação de recursos, otimizando a entrega do jogo conforme as condições de demanda e variações na rede.</text:p>
        <text:p text:style-name="P20"/>
        <text:p text:style-name="P28">Conclusões</text:p>
        <text:p text:style-name="P20"/>
        <text:p text:style-name="P27"><text:span text:style-name="T19">A </text:span>Transformação do Panorama de Jogos Eletrônicos</text:p>
        <text:p text:style-name="P27"/>
        <text:p text:style-name="P28">Com base nos resultados obtidos, concluímos que o XCloud da Microsoft efetivamente transcende as soluções convencionais, consolidando-se como uma disrupção radical na indústria de videogames. A combinação de tecnologias avançadas, como computação em nuvem, streaming eficiente e edge computing, redefiniu o paradigma dos jogos eletrônicos.</text:p>
        <text:p text:style-name="P20"/>
        <text:p text:style-name="P27"><text:span text:style-name="T19">B</text:span> Acessibilidade, Flexibilidade e Qualidade</text:p>
        <text:p text:style-name="P27"/>
        <text:p text:style-name="P28">O XCloud demonstrou ser uma solução eficaz para superar as restrições de hardware local, proporcionando acessibilidade, flexibilidade e qualidade excepcionais. Os jogadores agora podem desfrutar de experiências de jogo de alta qualidade em dispositivos diversos, independentemente de suas capacidades de hardware.</text:p>
        <text:p text:style-name="P20"/>
        <text:p text:style-name="P27"><text:span text:style-name="T19">C </text:span>Potencial Impacto na Indústria</text:p>
        <text:p text:style-name="P27"/>
        <text:p text:style-name="P28">A pesquisa revela que o XCloud tem o potencial de impactar significativamente a indústria de videogames, influenciando a forma como os jogos são acessados e jogados. A integração de segurança avançada e privacidade também contribui para a confiança dos usuários, impulsionando a aceitação desta inovação tecnológica.</text:p>
        <text:p text:style-name="P20"/>
        <text:p text:style-name="P27"><text:span text:style-name="T19">D</text:span> Desafios Futuros e Oportunidades</text:p>
        <text:p text:style-name="P27"/>
        <text:p text:style-name="P29">Embora os resultados sejam promissores, identificamos desafios contínuos, como questões de largura de banda em determinadas regiões e possíveis preocupações com a latência como:</text:p>
        <text:p text:style-name="P21"/>
        <text:p text:style-name="P29">Desenvolver e manter infraestrutura para cloud gaming pode ser dispendioso. Além disso, encontrar modelos de negócios sustentáveis que ofereçam preços acessíveis para os jogadores, ao mesmo tempo em que garantem lucratividade para os provedores, é um desafio.</text:p>
        <text:p text:style-name="P21"/>
        <text:p text:style-name="P33">Apesar dos avanços, ainda existem limitações técnicas em termos de capacidade de processamento em servidores remotos e a capacidade de oferecer uma experiência de jogo tão fluida quanto os jogos locais em hardware de última geração.</text:p>
        <text:p text:style-name="P33">No entanto, esses desafios também representam oportunidades para melhorias contínuas e inovações na evolução do XCloud e de serviços semelhantes. À medida que a tecnologia e a infraestrutura continuam a evoluir, muitos desses desafios estão sendo abordados, mas eles ainda representam áreas de consideração para o desenvolvimento e a adoção contínuos do cloud gaming.</text:p>
        <text:p text:style-name="P29">Em suma, o XCloud não apenas atendeu às expectativas, mas também se posicionou como um catalisador para a transformação contínua na indústria de Cloud Gaming, moldando o futuro dos videogames de uma maneira sem precedentes.</text:p>
        <text:p text:style-name="P12"/>
        <text:h text:style-name="Heading_20_5" text:outline-level="5">Referências</text:h>
        <text:p text:style-name="Standard"/>
        <text:list xml:id="list2659890883" text:style-name="WWNum8">
          <text:list-item>
            <text:p text:style-name="P34"><text:soft-page-break/>Chen, J., et al. (2019). "Cloud Gaming: Architecture and Performance." IEEE Transactions on Circuits and Systems for Video Technology.</text:p>
          </text:list-item>
          <text:list-item>
            <text:p text:style-name="P34">Smith, A., et al. (2020). "Cloud Gaming Services: A Comprehensive Survey." ACM Computing Surveys.</text:p>
          </text:list-item>
          <text:list-item>
            <text:p text:style-name="P35">Microsoft XCloud Blog. Disponível em: https://blogs.microsoft.com/blog/2018/10/08/project-xcloud-gaming-with-you-at-the-center/</text:p>
          </text:list-item>
          <text:list-item>
            <text:p text:style-name="P34">Satariano, A. (2021). "Cloud Gaming Takes Off as Xbox, PlayStation Bet Big on Streaming." Bloomberg</text:p>
          </text:list-item>
          <text:list-item>
            <text:p text:style-name="P34"><text:span text:style-name="T1">O QUE É, E COMO FUNCIONA O XCLOUD | BEM EXPLICADO | 2022. Youtube, 2022. 1 vídeo (8:02). Publicado pelo Angel Games. Disponível em: https://www.youtube.com/watch?v=ZuXpcnsJ1t8&amp;t=415s. </text:span>Acesso em: 15 jan. 2024.</text:p>
          </text:list-item>
        </text:list>
        <text:p text:style-name="P36"/>
      </text:section>
      <text:section text:style-name="Sect3" text:name="Seção6">
        <text:p text:style-name="Standar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1" svg:font-family="Symbol" style:font-adornments="Normal" style:font-family-generic="roman" style:font-pitch="variable" style:font-charset="x-symbol"/>
    <style:font-face style:name="Arial" svg:font-family="Arial, sans-serif"/>
    <style:font-face style:name="Lucida Sans1" svg:font-family="'Lucida Sans'" style:font-family-generic="swiss"/>
    <style:font-face style:name="Courier New" svg:font-family="'Courier New'" style:font-adornments="Normal"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style: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default-outline-level="">
      <style:paragraph-properties fo:margin-left="0cm" fo:margin-right="0cm" fo:margin-top="0cm" fo:margin-bottom="0.353cm" style:contextual-spacing="false"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top="0cm" fo:margin-bottom="0cm" style:contextual-spacing="false" fo:text-align="center" style:justify-single-word="false" fo:orphans="2" fo:widows="2" style:writing-mode="lr-tb"/>
    </style:style>
    <style:style style:name="Author" style:family="paragraph" style:default-outline-level="">
      <style:paragraph-properties fo:margin-top="0.635cm" fo:margin-bottom="0.071cm"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list-style-name="WWNum1">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default-outline-level="">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list-style-name="WWNum2">
      <style:paragraph-properties fo:margin-left="0cm" fo:margin-right="0cm" fo:margin-top="0.141cm" fo:margin-bottom="0.353cm" style:contextual-spacing="false"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default-outline-level="" style:list-style-name="WWNum3">
      <style:paragraph-properties fo:margin-top="0cm" fo:margin-bottom="0.071cm"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cm" fo:margin-bottom="0.212cm"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cm" fo:margin-bottom="0.212cm"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list-style-name="WWNum8">
      <style:paragraph-properties fo:margin-top="0cm" fo:margin-bottom="0.088cm" style:contextual-spacing="false" fo:line-height="0.318cm"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cm" fo:margin-right="0cm" fo:margin-top="0cm" fo:margin-bottom="0cm" style:contextual-spacing="false" fo:text-align="start"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top="0cm" fo:margin-bottom="0cm"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list-style-name="WWNum24">
      <style:paragraph-properties fo:margin-left="0.102cm" fo:margin-right="0cm" fo:margin-top="0.106cm" fo:margin-bottom="0.053cm" style:contextual-spacing="false"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default-outline-level="" style:list-style-name="WWNum9">
      <style:paragraph-properties fo:margin-top="0.423cm" fo:margin-bottom="0.212cm"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cm" fo:margin-right="0cm"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Corpo_20_de_20_texto_20_Char" style:display-name="Corpo de texto Char" style:family="text">
      <style:text-properties fo:letter-spacing="-0.002cm" style:rfc-language-tag="x-none" style:rfc-language-tag-asian="x-none"/>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70" style:display-name="ListLabel 70" style:family="text">
      <style:text-properties style:font-name-asian="SimSun" style:font-family-asian="SimSun" style:font-family-generic-asian="system" style:font-pitch-asian="variable" style:font-name-complex="Times New Roman1" style:font-family-complex="'Times New Roman'" style:font-family-generic-complex="system" style:font-pitch-complex="variable"/>
    </style:style>
    <text:outline-style style:name="Outline">
      <text:outline-level-style text:level="1" text:style-name="ListLabel_20_46"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47" style:num-format="A" style:num-letter-sync="true" text:display-levels="2">
        <style:list-level-properties text:list-level-position-and-space-mode="label-alignment">
          <style:list-level-label-alignment text:label-followed-by="listtab" text:list-tab-stop-position="5.136cm" fo:text-indent="-0.508cm" fo:margin-left="5.009cm"/>
        </style:list-level-properties>
      </text:outline-level-style>
      <text:outline-level-style text:level="3" text:style-name="ListLabel_20_48" style:num-format="1" text:display-levels="2">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49" style:num-format="a" style:num-letter-sync="true" text:display-levels="2">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5.136cm" fo:text-indent="-0.508cm" fo:margin-left="5.009cm"/>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8"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5.136cm" fo:text-indent="-0.508cm" fo:margin-left="5.009cm"/>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31"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32"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33"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34"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5.136cm" fo:text-indent="-0.508cm" fo:margin-left="5.009cm"/>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5.136cm" fo:text-indent="-0.508cm" fo:margin-left="5.009cm"/>
        </style:list-level-properties>
      </text:list-level-style-number>
      <text:list-level-style-number text:level="3" text:style-name="ListLabel_20_48"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6"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8"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9"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0"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1"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4"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5"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2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19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46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3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00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27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4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1"/>
      </text:list-level-style-bullet>
      <text:list-level-style-bullet text:level="2"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3" text:style-name="ListLabel_20_67"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6.35cm" fo:text-indent="-0.635cm" fo:margin-left="6.985cm"/>
        </style:list-level-properties>
        <style:text-properties style:font-name="Symbol1"/>
      </text:list-level-style-bullet>
      <text:list-level-style-bullet text:level="7" text:style-name="ListLabel_20_68"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69"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I">
        <style:list-level-properties text:list-level-position-and-space-mode="label-alignment">
          <style:list-level-label-alignment text:label-followed-by="listtab" fo:margin-left="0.508cm"/>
        </style:list-level-properties>
      </text:list-level-style-number>
      <text:list-level-style-number text:level="2" style:num-format="A" style:num-letter-sync="true" text:display-levels="2">
        <style:list-level-properties text:list-level-position-and-space-mode="label-alignment">
          <style:list-level-label-alignment text:label-followed-by="listtab" fo:margin-left="1.778cm"/>
        </style:list-level-properties>
      </text:list-level-style-number>
      <text:list-level-style-number text:level="3" style:num-format="1" text:display-levels="2">
        <style:list-level-properties text:list-level-position-and-space-mode="label-alignment">
          <style:list-level-label-alignment text:label-followed-by="listtab" fo:margin-left="3.048cm"/>
        </style:list-level-properties>
      </text:list-level-style-number>
      <text:list-level-style-number text:level="4" style:num-format="a" style:num-letter-sync="true" text:display-levels="2">
        <style:list-level-properties text:list-level-position-and-space-mode="label-alignment">
          <style:list-level-label-alignment text:label-followed-by="listtab" fo:margin-left="4.318cm"/>
        </style:list-level-properties>
      </text:list-level-style-number>
      <text:list-level-style-number text:level="5" style:num-format="1" text:display-levels="2">
        <style:list-level-properties text:list-level-position-and-space-mode="label-alignment">
          <style:list-level-label-alignment text:label-followed-by="listtab" fo:margin-left="5.588cm"/>
        </style:list-level-properties>
      </text:list-level-style-number>
      <text:list-level-style-number text:level="6" style:num-format="a" style:num-letter-sync="true" text:display-levels="2">
        <style:list-level-properties text:list-level-position-and-space-mode="label-alignment">
          <style:list-level-label-alignment text:label-followed-by="listtab" fo:margin-left="6.858cm"/>
        </style:list-level-properties>
      </text:list-level-style-number>
      <text:list-level-style-number text:level="7" style:num-format="i" text:display-levels="2">
        <style:list-level-properties text:list-level-position-and-space-mode="label-alignment">
          <style:list-level-label-alignment text:label-followed-by="listtab" fo:margin-left="8.128cm"/>
        </style:list-level-properties>
      </text:list-level-style-number>
      <text:list-level-style-number text:level="8" style:num-format="a" style:num-letter-sync="true" text:display-levels="2">
        <style:list-level-properties text:list-level-position-and-space-mode="label-alignment">
          <style:list-level-label-alignment text:label-followed-by="listtab" fo:margin-left="9.398cm"/>
        </style:list-level-properties>
      </text:list-level-style-number>
      <text:list-level-style-number text:level="9" style:num-format="i" text:display-levels="2">
        <style:list-level-properties text:list-level-position-and-space-mode="label-alignment">
          <style:list-level-label-alignment text:label-followed-by="listtab" fo:margin-left="10.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379cm" fo:margin-left="0.379cm"/>
        </style:list-level-properties>
      </text:list-level-style-number>
      <text:list-level-style-bullet text:level="2" text:style-name="ListLabel_20_70"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21.59cm" fo:page-height="27.94cm" style:num-format="1" style:print-orientation="portrait" fo:margin-top="1.905cm" fo:margin-bottom="2.54cm" fo:margin-left="1.575cm" fo:margin-right="1.575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1.27cm" fo:margin-left="1.575cm" fo:margin-right="1.575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1.59cm" fo:page-height="27.94cm" style:num-format="1" style:print-orientation="portrait" fo:margin-top="1.905cm" fo:margin-bottom="1.27cm" fo:margin-left="1.575cm" fo:margin-right="1.57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Converted1" style:page-layout-name="Mpm3" style:next-style-name="Standard">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aper Title (use style: paper title)</dc:title>
    <meta:initial-creator>IEEE</meta:initial-creator>
    <meta:editing-cycles>8</meta:editing-cycles>
    <meta:print-date>2024-01-16T19:46:00</meta:print-date>
    <meta:creation-date>2024-01-14T23:15:00</meta:creation-date>
    <dc:date>2024-01-24T13:36:02.128000000</dc:date>
    <meta:editing-duration>PT28M6S</meta:editing-duration>
    <meta:generator>LibreOffice/7.1.2.2$Windows_X86_64 LibreOffice_project/8a45595d069ef5570103caea1b71cc9d82b2aae4</meta:generator>
    <meta:document-statistic meta:table-count="0" meta:image-count="0" meta:object-count="0" meta:page-count="4" meta:paragraph-count="77" meta:word-count="1921" meta:character-count="13388" meta:non-whitespace-character-count="11542"/>
    <meta:user-defined meta:name="AppVersion">16.0000</meta:user-defined>
    <meta:user-defined meta:name="Company">IEEE</meta:user-defined>
    <meta:user-defined meta:name="ContentTypeId">0x0101002B641612301B814B8E88B08CCEEB8422</meta:user-defined>
    <meta:template xlink:type="simple" xlink:actuate="onRequest" xlink:title="Normal" xlink:href=""/>
  </office:meta>
</office:document-meta>
</file>